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heads_20_1" draw:marker-start-width="0.3cm" draw:marker-end="Arrowheads_20_1" draw:marker-end-width="0.3cm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94cm" fo:min-width="2.265cm" draw:shadow="visible" draw:shadow-offset-x="0.035cm" draw:shadow-offset-y="0.035cm" draw:shadow-opacity="100%" loext:shadow-blur="0.176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94cm" fo:min-width="2.265cm" draw:shadow="visible" draw:shadow-offset-x="0.035cm" draw:shadow-offset-y="0.035cm" loext:shadow-blur="0.1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color="#000000" loext:opacity="100%" fo:font-size="11pt" style:font-size-asian="11pt" style:font-size-complex="11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11pt" fo:background-color="#ffffff" style:font-size-asian="11pt" style:font-size-complex="11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1pt" fo:background-color="#ffffff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cm" svg:y1="4.534cm" svg:x2="13.677cm" svg:y2="4.534cm">
          <text:p/>
        </draw:line>
        <draw:custom-shape draw:style-name="gr2" draw:text-style-name="P3" draw:layer="layout" svg:width="2.765cm" svg:height="1.244cm" svg:x="1.1cm" svg:y="2.691cm">
          <text:p text:style-name="P2"><text:span text:style-name="T1">Sound-</text:span></text:p>
          <text:p text:style-name="P2"><text:span text:style-name="T1">produc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65cm" svg:height="1.244cm" svg:x="4.368cm" svg:y="2.689cm">
          <text:p text:style-name="P2"><text:span text:style-name="T1">Sound-</text:span></text:p>
          <text:p text:style-name="P2"><text:span text:style-name="T1">facilita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65cm" svg:height="1.244cm" svg:x="7.636cm" svg:y="2.69cm">
          <text:p text:style-name="P2"><text:span text:style-name="T1">Sound-</text:span></text:p>
          <text:p text:style-name="P2"><text:span text:style-name="T1">accompanyi</text:span><text:span text:style-name="T1">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765cm" svg:height="1.244cm" svg:x="10.902cm" svg:y="2.688cm">
          <text:p text:style-name="P2"><text:span text:style-name="T1">Communicativ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4.121cm" svg:height="0.774cm" svg:x="1.5cm" svg:y="4.2cm">
          <draw:text-box>
            <text:p text:style-name="P4"><text:span text:style-name="T2">Close link to </text:span><text:span text:style-name="T2">sound</text:span></text:p>
          </draw:text-box>
        </draw:frame>
        <draw:frame draw:style-name="gr5" draw:text-style-name="P7" draw:layer="layout" svg:width="4.074cm" svg:height="0.771cm" svg:x="9.166cm" svg:y="4.203cm">
          <draw:text-box>
            <text:p text:style-name="P6"><text:span text:style-name="T2">Loose link to </text:span><text:span text:style-name="T2">sou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" draw:display-name="Arrowheads 1" svg:viewBox="0 826 1131 754" svg:d="M566 826l-566 754 114-85 136-68 148-46 161-17 161 13 153 46 140 68 118 8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07T07:28:10.428639272</dc:date>
    <meta:editing-duration>PT5H18M35S</meta:editing-duration>
    <meta:editing-cycles>72</meta:editing-cycles>
    <meta:generator>LibreOffice/7.1.4.2$Linux_X86_64 LibreOffice_project/10$Build-2</meta:generator>
    <dc:creator>Alexander Refsum Jensenius</dc:creator>
    <meta:document-statistic meta:object-count="7"/>
  </office:meta>
</office:document-meta>
</file>